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3.8097in"/>
    </style:style>
    <style:style style:name="Table1.B" style:family="table-column">
      <style:table-column-properties style:column-width="1.4431in"/>
    </style:style>
    <style:style style:name="Table1.C" style:family="table-column">
      <style:table-column-properties style:column-width="1.4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380d" officeooo:paragraph-rsid="000f380d"/>
    </style:style>
    <style:style style:name="P2" style:family="paragraph" style:parent-style-name="Standard" style:list-style-name="L1">
      <style:text-properties officeooo:paragraph-rsid="001ebf88"/>
    </style:style>
    <style:style style:name="P3" style:family="paragraph" style:parent-style-name="Standard" style:list-style-name="L1">
      <style:text-properties officeooo:rsid="000f380d" officeooo:paragraph-rsid="000f380d"/>
    </style:style>
    <style:style style:name="P4" style:family="paragraph" style:parent-style-name="Standard" style:list-style-name="L1">
      <style:text-properties officeooo:rsid="000f380d" officeooo:paragraph-rsid="001ebf88"/>
    </style:style>
    <style:style style:name="P5" style:family="paragraph" style:parent-style-name="Standard" style:list-style-name="L2">
      <style:text-properties officeooo:rsid="000f380d" officeooo:paragraph-rsid="000f380d"/>
    </style:style>
    <style:style style:name="P6" style:family="paragraph" style:parent-style-name="Standard">
      <style:text-properties officeooo:rsid="0011170e" officeooo:paragraph-rsid="0011170e"/>
    </style:style>
    <style:style style:name="P7" style:family="paragraph" style:parent-style-name="Standard" style:list-style-name="L3">
      <style:text-properties officeooo:rsid="0011170e" officeooo:paragraph-rsid="0011170e"/>
    </style:style>
    <style:style style:name="P8" style:family="paragraph" style:parent-style-name="Standard" style:list-style-name="L3">
      <style:text-properties officeooo:rsid="0011170e" officeooo:paragraph-rsid="001489c6"/>
    </style:style>
    <style:style style:name="P9" style:family="paragraph" style:parent-style-name="Standard">
      <style:text-properties officeooo:rsid="0011170e" officeooo:paragraph-rsid="0012d744"/>
    </style:style>
    <style:style style:name="P10" style:family="paragraph" style:parent-style-name="Standard" style:list-style-name="L5">
      <style:text-properties officeooo:rsid="0011170e" officeooo:paragraph-rsid="0011170e"/>
    </style:style>
    <style:style style:name="P11" style:family="paragraph" style:parent-style-name="Standard" style:list-style-name="L5">
      <style:text-properties officeooo:rsid="0011d6dc" officeooo:paragraph-rsid="0011d6dc"/>
    </style:style>
    <style:style style:name="P12" style:family="paragraph" style:parent-style-name="Standard">
      <style:text-properties fo:font-weight="normal" officeooo:rsid="0011170e" officeooo:paragraph-rsid="0011170e" style:font-weight-asian="normal" style:font-weight-complex="normal"/>
    </style:style>
    <style:style style:name="P13" style:family="paragraph" style:parent-style-name="Standard">
      <style:text-properties fo:font-weight="normal" officeooo:rsid="001489c6" officeooo:paragraph-rsid="001528c0" style:font-weight-asian="normal" style:font-weight-complex="normal"/>
    </style:style>
    <style:style style:name="P14" style:family="paragraph" style:parent-style-name="Standard">
      <style:text-properties fo:font-weight="normal" officeooo:rsid="001ebf88" officeooo:paragraph-rsid="001ebf88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1ebf88" officeooo:paragraph-rsid="001528c0" style:font-weight-asian="normal" style:font-weight-complex="normal"/>
    </style:style>
    <style:style style:name="P16" style:family="paragraph" style:parent-style-name="Standard">
      <style:text-properties officeooo:rsid="0012d744" officeooo:paragraph-rsid="0012d744"/>
    </style:style>
    <style:style style:name="P17" style:family="paragraph" style:parent-style-name="Standard" style:list-style-name="L3">
      <style:text-properties officeooo:rsid="001528c0" officeooo:paragraph-rsid="001528c0"/>
    </style:style>
    <style:style style:name="P18" style:family="paragraph" style:parent-style-name="Standard" style:list-style-name="L4">
      <style:text-properties officeooo:rsid="001528c0" officeooo:paragraph-rsid="001528c0"/>
    </style:style>
    <style:style style:name="P19" style:family="paragraph" style:parent-style-name="Standard" style:list-style-name="L4">
      <style:text-properties officeooo:paragraph-rsid="001528c0"/>
    </style:style>
    <style:style style:name="P20" style:family="paragraph" style:parent-style-name="Standard" style:list-style-name="L3">
      <style:text-properties officeooo:rsid="00185150" officeooo:paragraph-rsid="00185150"/>
    </style:style>
    <style:style style:name="P21" style:family="paragraph" style:parent-style-name="Standard" style:list-style-name="L1">
      <style:text-properties officeooo:rsid="001ebf88" officeooo:paragraph-rsid="001ebf88"/>
    </style:style>
    <style:style style:name="P22" style:family="paragraph" style:parent-style-name="Standard" style:list-style-name="L5">
      <style:text-properties officeooo:rsid="00215477" officeooo:paragraph-rsid="00215477"/>
    </style:style>
    <style:style style:name="P23" style:family="paragraph" style:parent-style-name="Text_20_body">
      <style:text-properties fo:font-weight="normal" officeooo:rsid="0011170e" style:font-weight-asian="normal" style:font-weight-complex="normal"/>
    </style:style>
    <style:style style:name="P24" style:family="paragraph" style:parent-style-name="Table_20_Contents">
      <style:text-properties officeooo:rsid="00202739" officeooo:paragraph-rsid="00202739"/>
    </style:style>
    <style:style style:name="P25" style:family="paragraph" style:parent-style-name="Table_20_Contents">
      <style:text-properties fo:font-weight="bold" officeooo:rsid="00202739" officeooo:paragraph-rsid="00202739" style:font-weight-asian="bold" style:font-weight-complex="bold"/>
    </style:style>
    <style:style style:name="P26" style:family="paragraph">
      <style:paragraph-properties fo:margin-left="0in" fo:margin-right="0in" fo:margin-top="0in" fo:margin-bottom="0in" fo:line-height="100%" fo:text-align="center" fo:text-indent="0in"/>
    </style:style>
    <style:style style:name="P2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170e"/>
    </style:style>
    <style:style style:name="T2" style:family="text">
      <style:text-properties officeooo:rsid="0011d6d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2ffe" style:font-weight-asian="bold" style:font-weight-complex="bold"/>
    </style:style>
    <style:style style:name="T5" style:family="text">
      <style:text-properties officeooo:rsid="0012d744"/>
    </style:style>
    <style:style style:name="T6" style:family="text">
      <style:text-properties officeooo:rsid="001489c6"/>
    </style:style>
    <style:style style:name="T7" style:family="text">
      <style:text-properties officeooo:rsid="001528c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528c0" style:font-weight-asian="normal" style:font-weight-complex="normal"/>
    </style:style>
    <style:style style:name="T10" style:family="text">
      <style:text-properties fo:font-weight="normal" officeooo:rsid="00202739" style:font-weight-asian="normal" style:font-weight-complex="normal"/>
    </style:style>
    <style:style style:name="T11" style:family="text">
      <style:text-properties fo:font-weight="normal" officeooo:rsid="001ebf88" style:font-weight-asian="normal" style:font-weight-complex="normal"/>
    </style:style>
    <style:style style:name="T12" style:family="text">
      <style:text-properties officeooo:rsid="001655bd"/>
    </style:style>
    <style:style style:name="T13" style:family="text">
      <style:text-properties officeooo:rsid="00186690"/>
    </style:style>
    <style:style style:name="T14" style:family="text">
      <style:text-properties officeooo:rsid="001a2ffe"/>
    </style:style>
    <style:style style:name="T15" style:family="text">
      <style:text-properties officeooo:rsid="001ebf88"/>
    </style:style>
    <style:style style:name="T16" style:family="text">
      <style:text-properties officeooo:rsid="00202739"/>
    </style:style>
    <style:style style:name="T17" style:family="text">
      <style:text-properties officeooo:rsid="00215477"/>
    </style:style>
    <style:style style:name="T18" style:family="text">
      <style:text-properties officeooo:rsid="0022c21a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555in" fo:min-width="0.51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3744in" fo:min-width="0.3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3744in" fo:min-width="0.78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772in" fo:min-width="0.55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ff3333" draw:marker-start="Triangle_20_unfilled" draw:marker-start-width="0.1181in" draw:marker-start-center="false" draw:marker-end="Triangle_20_unfilled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in" fo:min-width="0.73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ff3333" draw:marker-start="" draw:marker-start-width="0.0783in" draw:marker-start-center="false" draw:marker-end="Triangle_20_unfilled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1" text:outline-level="1">Control de <text:s/>la energía con fuentes abiertas</text:h>
      <text:p text:style-name="P1"><text:span text:style-name="T18">19-10-2016 P</text:span>rimera reunión del grupo <text:span text:style-name="T15">de desarrollo</text:span></text:p>
      <text:h text:style-name="Heading_20_2" text:outline-level="2">Objetivo de la reunión</text:h>
      <text:p text:style-name="P1">Definir la arquitectura del demostrador y hacer un primer reparto de tareas</text:p>
      <text:h text:style-name="Heading_20_2" text:outline-level="2">Asistentes: </text:h>
      <text:list xml:id="list4279616015113918021" text:style-name="L1">
        <text:list-item>
          <text:p text:style-name="P3">Ester Artieda</text:p>
        </text:list-item>
        <text:list-item>
          <text:p text:style-name="P3"><text:span text:style-name="T14">Víctor</text:span> Cañizares</text:p>
        </text:list-item>
        <text:list-item>
          <text:p text:style-name="P3">Ana Marco</text:p>
        </text:list-item>
        <text:list-item>
          <text:p text:style-name="P3">Eduardo Fiat</text:p>
        </text:list-item>
        <text:list-item>
          <text:p text:style-name="P3">Luis Ramón Hernandez</text:p>
        </text:list-item>
        <text:list-item>
          <text:p text:style-name="P3">Oscar Puyal</text:p>
        </text:list-item>
      </text:list>
      <text:h text:style-name="Heading_20_2" text:outline-level="2">Puntos tratados</text:h>
      <text:list xml:id="list1469803638489348478" text:style-name="L2">
        <text:list-item>
          <text:p text:style-name="P5"><text:span text:style-name="T17">Resumen de los o</text:span>bjetivos general<text:span text:style-name="T17">es</text:span> del proyecto</text:p>
        </text:list-item>
        <text:list-item>
          <text:p text:style-name="P5">Arquitectura de la solución</text:p>
        </text:list-item>
      </text:list>
      <text:h text:style-name="Heading_20_2" text:outline-level="2">Definición de la arquitectura</text:h>
      <text:p text:style-name="Text_20_body"/>
      <text:p text:style-name="P23"><draw:g text:anchor-type="paragraph" draw:z-index="0" draw:name="Shape1" draw:style-name="gr1"><draw:custom-shape draw:style-name="gr2" draw:text-style-name="P27" xml:id="id2" draw:id="id2" svg:width="0.7087in" svg:height="0.3543in" svg:x="1.1874in" svg:y="0.3929in"><text:p text:style-name="P26"><text:span text:style-name="T19">Captura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28" xml:id="id1" draw:id="id1" svg:width="0.1185in" svg:height="0.1185in" svg:x="0.5575in" svg:y="0.274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4" draw:text-style-name="P28" xml:id="id3" draw:id="id3" svg:width="0.1185in" svg:height="0.1185in" svg:x="0.5575in" svg:y="0.5508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28" xml:id="id4" draw:id="id4" svg:width="0.1185in" svg:height="0.1185in" svg:x="0.5575in" svg:y="0.8264in"><text:p/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6" draw:text-style-name="P29" xml:id="id5" draw:id="id5" svg:width="0.5913in" svg:height="0.4732in" svg:x="2.6437in" svg:y="0.3138in"><text:p text:style-name="P26"><text:span text:style-name="T19">Control</text:span></text:p><text:p text:style-name="P26"><text:span text:style-name="T19">Local</text:span></text:p><draw:enhanced-geometry svg:viewBox="0 0 21600 21600" draw:type="rectangle" draw:enhanced-path="M 0 0 L 21600 0 21600 21600 0 21600 0 0 Z N"/></draw:custom-shape><draw:custom-shape draw:style-name="gr7" draw:text-style-name="P29" xml:id="id6" draw:id="id6" svg:width="0.9843in" svg:height="0.4732in" svg:x="4.3764in" svg:y="0.3138in"><text:p text:style-name="P26"><text:span text:style-name="T19">Supervisión</text:span></text:p><draw:enhanced-geometry svg:viewBox="0 0 21600 21600" draw:type="rectangle" draw:enhanced-path="M 0 0 L 21600 0 21600 21600 0 21600 0 0 Z N"/></draw:custom-shape><draw:custom-shape draw:style-name="gr8" draw:text-style-name="P29" svg:width="0.748in" svg:height="0.276in" svg:x="4.4941in" svg:y="0.7862in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onnector draw:style-name="gr9" draw:text-style-name="P28" svg:x1="0.6756in" svg:y1="0.3339in" svg:x2="1.1874in" svg:y2="0.5701in" draw:start-shape="id1" draw:start-glue-point="7" draw:end-shape="id2" draw:end-glue-point="3" svg:d="M1716 848h651v600h649" svg:viewBox="0 0 1302 601"><text:p/></draw:connector><draw:connector draw:style-name="gr10" draw:text-style-name="P28" svg:x1="0.6756in" svg:y1="0.6098in" svg:x2="1.1874in" svg:y2="0.5701in" draw:start-shape="id3" draw:start-glue-point="7" draw:end-shape="id2" draw:end-glue-point="3" svg:d="M1716 1549h651v-101h649" svg:viewBox="0 0 1302 102"><text:p/></draw:connector><draw:connector draw:style-name="gr11" draw:text-style-name="P28" svg:x1="0.6756in" svg:y1="0.8854in" svg:x2="1.1874in" svg:y2="0.5701in" draw:start-shape="id4" draw:start-glue-point="7" draw:end-shape="id2" draw:end-glue-point="3" svg:d="M1716 2249h651v-801h649" svg:viewBox="0 0 1302 803"><text:p/></draw:connector><draw:connector draw:style-name="gr12" draw:text-style-name="P29" draw:type="line" svg:x1="1.8957in" svg:y1="0.5701in" svg:x2="2.6437in" svg:y2="0.55in" draw:start-shape="id2" draw:start-glue-point="1" draw:end-shape="id5" draw:end-glue-point="3" svg:d="M4815 1448l1900-51" svg:viewBox="0 0 1901 53"><text:p/></draw:connector><draw:custom-shape draw:style-name="gr13" draw:text-style-name="P29" svg:width="1.1031in" svg:height="0.1185in" svg:x="3.2736in" svg:y="0.4717in"><text:p/><draw:enhanced-geometry svg:viewBox="0 0 21600 21600" draw:text-areas="?f5 ?f1 ?f6 ?f3" draw:type="left-right-arrow" draw:modifiers="2907.2474116387 4592.69102990033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onnector draw:style-name="gr14" draw:text-style-name="P29" draw:line-skew="-0.0776in" svg:x1="1.5413in" svg:y1="0.3929in" svg:x2="4.8677in" svg:y2="0.3138in" draw:start-shape="id2" draw:start-glue-point="0" draw:end-shape="id6" draw:end-glue-point="0" svg:d="M3915 998v-901h8449v700" svg:viewBox="0 0 8451 903"><text:p/></draw:connector></draw:g></text:p>
      <text:p text:style-name="P12">Definimos tres soluciones dependiendo de las necesidades del cliente y de los requisitos de seguridad.</text:p>
      <text:p text:style-name="P12"/>
      <text:h text:style-name="Heading_20_3" text:outline-level="3">Consideraciones comunes</text:h>
      <text:list xml:id="list8972838932527338254" text:style-name="L5">
        <text:list-item>
          <text:p text:style-name="P11">La captura de la información de los sensores se hará mediante <text:span text:style-name="T5">A</text:span>rduino</text:p>
        </text:list-item>
        <text:list-item>
          <text:p text:style-name="P10"><text:span text:style-name="T2">L</text:span>os valores instantáneos de los sensores se visu<text:span text:style-name="T2">a</text:span>lizarán <text:span text:style-name="T2">localmente </text:span>mediante un display LCD</text:p>
        </text:list-item>
        <text:list-item>
          <text:p text:style-name="P22">Para el control local se implementará Pandora FMS</text:p>
        </text:list-item>
        <text:list-item>
          <text:p text:style-name="P11">Para el sistema de supervisión se implementará <text:span text:style-name="T17">Pandora FMS</text:span></text:p>
        </text:list-item>
      </text:list>
      <text:h text:style-name="Heading_20_3" text:outline-level="3"><text:span text:style-name="T4">Solución</text:span><text:span text:style-name="T3"> básica</text:span></text:h>
      <text:p text:style-name="P9">Arduino <text:span text:style-name="T2">se</text:span> conecta al sistema de supervisión directamente mediante snmp <text:span text:style-name="T5">(librería ArduinoSNMP)</text:span>.</text:p>
      <text:list xml:id="list1394498288462738186" text:style-name="L3">
        <text:list-item>
          <text:p text:style-name="P7">Es la solución es la mas económica porque utiliza solamente los sensores, un <text:span text:style-name="T6">A</text:span>rduino y el servidor en Internet. </text:p>
        </text:list-item>
        <text:list-item>
          <text:p text:style-name="P7">Es muy vulnerable desde el punto de vista de seguridad</text:p>
        </text:list-item>
        <text:list-item>
          <text:p text:style-name="P7">Obliga a ver el histórico de datos y gráficas conectándose por Internet al servidor</text:p>
        </text:list-item>
      </text:list>
      <text:p text:style-name="P16"><text:soft-page-break/></text:p>
      <text:h text:style-name="Heading_20_3" text:outline-level="3"><text:span text:style-name="T6">Solución</text:span> segura</text:h>
      <text:p text:style-name="P16">Compuesta por Arduino y un router que se conecta <text:span text:style-name="T1">al Sistema de Supervisión. A el router se le instala OpenVRT de tal manera que se pueda mejorar la seguridad implementando SSL, VPN u otra solución.</text:span></text:p>
      <text:list xml:id="list105041750929400" text:continue-numbering="true" text:style-name="L3">
        <text:list-item>
          <text:p text:style-name="P8">Es <text:span text:style-name="T6">una</text:span> solución económica. <text:span text:style-name="T6">El router tiene un precio muy reducido</text:span>. </text:p>
        </text:list-item>
        <text:list-item>
          <text:p text:style-name="P8">Obliga a ver el histórico de datos y gráficas conectándose por Internet al servidor</text:p>
        </text:list-item>
        <text:list-item>
          <text:p text:style-name="P17">Las marcas TP Link y Asus permiten implementar OpenV<text:span text:style-name="T12">rt. </text:span></text:p>
        </text:list-item>
        <text:list-item>
          <text:p text:style-name="P20">La conexión <text:span text:style-name="T13">entre router y Arduino</text:span> se puede <text:span text:style-name="T13">hacer</text:span> mediante: RJ45, Serie, USB, WIFI</text:p>
        </text:list-item>
      </text:list>
      <text:p text:style-name="P6"/>
      <text:h text:style-name="Heading_20_3" text:outline-level="3">Control local</text:h>
      <text:p text:style-name="P13">Compuesta por Arduino conectado a una tarjeta Olimex. En la tarjeta Olimex se instalará <text:s/>Pandora FMS para el control de una <text:span text:style-name="T7">local</text:span> y Open<text:span text:style-name="T7">Wrt para hacer el sistema mas seguro. Arduino enviará los datos al Sistema de Supervisión y al Control Local simultaneamente</text:span></text:p>
      <text:list xml:id="list6152834104448898073" text:style-name="L4">
        <text:list-item>
          <text:p text:style-name="P19"><text:span text:style-name="T9">Es la solución de mayor coste. </text:span></text:p>
        </text:list-item>
        <text:list-item>
          <text:p text:style-name="P18"><text:span text:style-name="T8">Permite el control local de otros dispositivos</text:span></text:p>
        </text:list-item>
        <text:list-item>
          <text:p text:style-name="P18"><text:span text:style-name="T8">Funciona independientemente de la conexión a Internet</text:span></text:p>
        </text:list-item>
      </text:list>
      <text:h text:style-name="Heading_20_2" text:outline-level="2">División de tareas</text:h>
      <text:list xml:id="list105041570926424" text:continue-list="list4279616015113918021" text:style-name="L1">
        <text:list-item>
          <text:p text:style-name="P4">Ester Artieda</text:p>
          <text:list>
            <text:list-item>
              <text:p text:style-name="P21">Estudio PandoraFMS</text:p>
            </text:list-item>
            <text:list-item>
              <text:p text:style-name="P21">Supervision</text:p>
            </text:list-item>
          </text:list>
        </text:list-item>
        <text:list-item>
          <text:p text:style-name="P4"><text:span text:style-name="T14">Víctor</text:span> Cañizares</text:p>
          <text:list>
            <text:list-item>
              <text:p text:style-name="P21">Estudio PandoraFMS</text:p>
            </text:list-item>
            <text:list-item>
              <text:p text:style-name="P21">Supervision</text:p>
            </text:list-item>
          </text:list>
        </text:list-item>
        <text:list-item>
          <text:p text:style-name="P4">Ana Marco</text:p>
          <text:list>
            <text:list-item>
              <text:p text:style-name="P21">Recopilar información de Ecooo</text:p>
            </text:list-item>
          </text:list>
        </text:list-item>
        <text:list-item>
          <text:p text:style-name="P4">Eduardo Fiat</text:p>
          <text:list>
            <text:list-item>
              <text:p text:style-name="P21">Soporte a todo el grupo</text:p>
            </text:list-item>
          </text:list>
        </text:list-item>
        <text:list-item>
          <text:p text:style-name="P4">Luis Ramón Hernandez</text:p>
          <text:list>
            <text:list-item>
              <text:p text:style-name="P21">Captura</text:p>
            </text:list-item>
          </text:list>
        </text:list-item>
        <text:list-item>
          <text:p text:style-name="P4"><text:span text:style-name="T8">Oscar Puyal</text:span></text:p>
          <text:list>
            <text:list-item>
              <text:p text:style-name="P21"><text:span text:style-name="T8">Estudio PandoraFMS</text:span></text:p>
            </text:list-item>
            <text:list-item>
              <text:p text:style-name="P21"><text:span text:style-name="T8">Captura</text:span></text:p>
            </text:list-item>
          </text:list>
        </text:list-item>
        <text:list-item>
          <text:p text:style-name="P2"><text:span text:style-name="T11">Pablo </text:span><text:span text:style-name="T10">Aliaga</text:span></text:p>
          <text:list>
            <text:list-item>
              <text:p text:style-name="P21"><text:span text:style-name="T8">Captura</text:span></text:p>
            </text:list-item>
          </text:list>
        </text:list-item>
      </text:list>
      <text:h text:style-name="Heading_20_2" text:outline-level="2">Puntos de acción</text:h>
      <text:list xml:id="list105042164394103" text:continue-list="list6152834104448898073" text:style-name="L4">
        <text:list-header>
          <text:p text:style-name="P15"/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>Punto de acción</text:p>
          </table:table-cell>
          <table:table-cell table:style-name="Table1.A1" office:value-type="string">
            <text:p text:style-name="P25">Responsable</text:p>
          </table:table-cell>
          <table:table-cell table:style-name="Table1.C1" office:value-type="string">
            <text:p text:style-name="P25">Estado</text:p>
          </table:table-cell>
        </table:table-row>
        <table:table-row>
          <table:table-cell table:style-name="Table1.A2" office:value-type="string">
            <text:p text:style-name="P14"><text:span text:style-name="T16">Abrir</text:span> proyecto en Git<text:span text:style-name="T16">hub</text:span></text:p>
          </table:table-cell>
          <table:table-cell table:style-name="Table1.A2" office:value-type="string">
            <text:p text:style-name="P24">Oscar</text:p>
          </table:table-cell>
          <table:table-cell table:style-name="Table1.C2" office:value-type="string">
            <text:p text:style-name="P24">Pendiente</text:p>
          </table:table-cell>
        </table:table-row>
        <table:table-row>
          <table:table-cell table:style-name="Table1.A2" office:value-type="string">
            <text:p text:style-name="P14">Recoger información de <text:span text:style-name="T16">las instalaciones de </text:span>Ecooo</text:p>
          </table:table-cell>
          <table:table-cell table:style-name="Table1.A2" office:value-type="string">
            <text:p text:style-name="P24">Ana</text:p>
          </table:table-cell>
          <table:table-cell table:style-name="Table1.C2" office:value-type="string">
            <text:p text:style-name="P24">Pendiente</text:p>
          </table:table-cell>
        </table:table-row>
        <table:table-row>
          <table:table-cell table:style-name="Table1.A2" office:value-type="string">
            <text:p text:style-name="P24">Invitar a Daniel Hilfe, Daniel Gil</text:p>
          </table:table-cell>
          <table:table-cell table:style-name="Table1.A2" office:value-type="string">
            <text:p text:style-name="P24">Oscar</text:p>
          </table:table-cell>
          <table:table-cell table:style-name="Table1.C2" office:value-type="string">
            <text:p text:style-name="P24">Pendiente</text:p>
          </table:table-cell>
        </table:table-row>
        <table:table-row>
          <table:table-cell table:style-name="Table1.A2" office:value-type="string">
            <text:p text:style-name="P24">Hablar con Javier Millan</text:p>
          </table:table-cell>
          <table:table-cell table:style-name="Table1.A2" office:value-type="string">
            <text:p text:style-name="P24">Oscar</text:p>
          </table:table-cell>
          <table:table-cell table:style-name="Table1.C2" office:value-type="string">
            <text:p text:style-name="P24">Pendiente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08:13:37.023335132</meta:creation-date>
    <dc:date>2016-10-20T10:50:40.635210143</dc:date>
    <meta:editing-duration>PT1H1M45S</meta:editing-duration>
    <meta:editing-cycles>16</meta:editing-cycles>
    <meta:generator>LibreOffice/5.1.4.2$Linux_X86_64 LibreOffice_project/10m0$Build-2</meta:generator>
    <meta:document-statistic meta:table-count="1" meta:image-count="0" meta:object-count="0" meta:page-count="2" meta:paragraph-count="72" meta:word-count="453" meta:character-count="2650" meta:non-whitespace-character-count="2290"/>
  </office:meta>
</office:document-meta>
</file>